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bc8"/>
    </style:style>
    <style:style style:name="P2" style:family="paragraph" style:parent-style-name="Standard">
      <style:text-properties officeooo:rsid="000b14d9" officeooo:paragraph-rsid="0008ef3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ef3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8ef32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08ef32" style:font-size-asian="10pt"/>
    </style:style>
    <style:style style:name="P6" style:family="paragraph" style:parent-style-name="Standard">
      <style:text-properties officeooo:paragraph-rsid="0008ef3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8ef32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08ef32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tResponsiveNotInpatientStatus</text:p>
      <text:p text:style-name="P1"/>
      <text:p text:style-name="P1">Frank Smith </text:p>
      <text:p text:style-name="P1"/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1V” when the “Enter patientID” dialog pops up</text:p>
      <text:p text:style-name="P1"/>
      <text:p text:style-name="P1">The app should now display the message dialog:” Patient 10001V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Y” when prompted for information related to whether or not the patient is inpatient.</text:p>
      <text:p text:style-name="P1">10. Type “N” when prompted for information related to whether or not the patient is responsive.</text:p>
      <text:p text:style-name="P1">11. <text:s/>Type “Y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N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3.0” when prompted for the patient’s baseline use of dopamine.</text:p>
      <text:p text:style-name="P1">20. <text:s/>Type “3.0” when prompted for the patient’s current use of dopamine.</text:p>
      <text:p text:style-name="P1">21. Type “Y” when prompted for information related to whether or not the patient had used any dobutamine yesterday.</text:p>
      <text:p text:style-name="P1">22. Type “Y” when prompted for information related to whether or not the patient had used any dobutamine recently.</text:p>
      <text:p text:style-name="P1">23. Type “1.0” when prompted for the patient’s baseline use of epinephrine.</text:p>
      <text:p text:style-name="P1">24. Type “1.0” when prompted for the patient’s current use of epinephrine.</text:p>
      <text:p text:style-name="P1">25. Type “2.4” when prompted for the patient’s baseline use of norepinephrine.</text:p>
      <text:p text:style-name="P1">26. Type “2.4” when prompted for the patient’s current use of norepinephrine.</text:p>
      <text:p text:style-name="P1">27. Type “2.2” when prompted for the patient’s baseline Glasgow coma scale.</text:p>
      <text:p text:style-name="P1">28. Type “2.2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fter running the program, the console should display the information, follow this format. </text:p>
      <text:p text:style-name="P2"/>
      <text:p text:style-name="P6"><text:span text:style-name="T2"><text:s/></text:span><text:span text:style-name="T1"><text:s text:c="2"/>Time Reported: 2020-11-18T15:42:26.791</text:span></text:p>
      <text:p text:style-name="P9"><text:span text:style-name="T1"><text:s text:c="2"/>PatientID: 1000HU</text:span></text:p>
      <text:p text:style-name="P9"><text:span text:style-name="T1"><text:s text:c="2"/>Patient Name: Spencer Kasper</text:span></text:p>
      <text:p text:style-name="P9"><text:span text:style-name="T1"><text:s text:c="2"/>Age: 21 years 5 months 16 days</text:span></text:p>
      <text:p text:style-name="P9"><text:span text:style-name="T1"><text:s text:c="2"/>Location: Amani Hospital</text:span></text:p>
      <text:p text:style-name="P9"><text:span text:style-name="T1"><text:s text:c="2"/>Body Temperature: 40.0 (C)</text:span></text:p>
      <text:p text:style-name="P9"><text:span text:style-name="T1"><text:s text:c="2"/>Heart Rate: 120.0 (bpm)</text:span></text:p>
      <text:p text:style-name="P9"><text:span text:style-name="T1"><text:s text:c="2"/>Respiratory Rate: 29.0 (bpm)</text:span></text:p>
      <text:p text:style-name="P9"><text:span text:style-name="T1">CONTINUE_MONITORING</text:span></text:p>
      <text:p text:style-name="P9"><text:span text:style-name="T1">2020-11-18T12:14:34: WBCCount: 2.0</text:span></text:p>
      <text:p text:style-name="P9"><text:span text:style-name="T1">2020-11-18T15:43:11.749: Current Norepinephrine: 2.2</text:span></text:p>
      <text:p text:style-name="P9"><text:span text:style-name="T1">2020-11-18T12:14:34: Creatinine in blood (mg/dL): 56.0</text:span></text:p>
      <text:p text:style-name="P9"><text:span text:style-name="T1">2020-11-18T15:43:26.415: Current Glasgow Coma Scale: 2.2</text:span></text:p>
      <text:p text:style-name="P9"><text:span text:style-name="T1">2020-11-18T12:14:04: Heart rate: 120.0</text:span></text:p>
      <text:p text:style-name="P9"><text:span text:style-name="T1">2020-11-18T15:43:08.109: Current Epinephrine: 1.0</text:span></text:p>
      <text:p text:style-name="P9"><text:span text:style-name="T1">2020-11-18T15:42:40.303: Need For Vasopressor Support: Yes</text:span></text:p>
      <text:p text:style-name="P9"><text:span text:style-name="T1">2020-11-18T15:42:51.144: Is responsive: No</text:span></text:p>
      <text:p text:style-name="P9"><text:span text:style-name="T1">2020-11-18T15:43:00.594: is Immunocompromised: No</text:span></text:p>
      <text:p text:style-name="P9"><text:span text:style-name="T1">2020-11-18T15:43:04.967: Current Dopamine: 3.0</text:span></text:p>
      <text:p text:style-name="P9"><text:span text:style-name="T1">2020-11-18T12:14:04: Respiratory rate: 29.0</text:span></text:p>
      <text:p text:style-name="P9"><text:span text:style-name="T1">2020-11-18T15:42:59.108: Infection Recent Surgical Procedure: Yes</text:span></text:p>
      <text:p text:style-name="P9"><text:span text:style-name="T1">2020-11-18T15:43:03.277: Current Respiratory PaOxy/FiOxy: 500.0</text:span></text:p>
      <text:p text:style-name="P9"><text:span text:style-name="T1">2020-11-18T12:14:34: Coagulation Platelets: 23.0</text:span></text:p>
      <text:p text:style-name="P9"><text:span text:style-name="T1">2020-11-18T12:14:04: Temperature: 40.0</text:span></text:p>
      <text:p text:style-name="P9"><text:span text:style-name="T1">2020-11-18T12:14:04: Systolic blood pressure: 89.0</text:span></text:p>
      <text:p text:style-name="P9"><text:span text:style-name="T1">2020-11-18T12:14:34: Liver Bilirubin: 4.0</text:span></text:p>
      <text:p text:style-name="P9"><text:span text:style-name="T1">2020-11-18T15:42:55.274: Infection Skin Wound: No</text:span></text:p>
      <text:p text:style-name="P9"><text:span text:style-name="T1">2020-11-18T15:42:56.377: Infection Invasive Device: No</text:span></text:p>
      <text:p text:style-name="P9"><text:span text:style-name="T1">2020-11-18T15:43:06.641: Using Any Doputamine Currently: Yes</text:span></text:p>
      <text:p text:style-name="P9"><text:span text:style-name="T1">2020-11-18T15:42:43.927: Is Inpatient Status: No</text:span></text:p>
      <text:p text:style-name="P9"><text:span text:style-name="T1">2020-11-18T12:14:04: Diastolic blood pressure: 110.0</text:span></text:p>
      <text:p text:style-name="P9"><text:span text:style-name="T1">2020-11-18T15:42:37.943: Is Pregnant: No</text:span></text:p>
      <text:p text:style-name="P9"><text:span text:style-name="T1">2020-11-18T15:42:53.230: Cardiac arrhythmia: Yes</text:span></text:p>
      <text:p text:style-name="P9"><text:span text:style-name="T1">2020-11-18T15:42:54.321: Decline in baseline mental status: No</text:span></text:p>
      <text:p text:style-name="P9"><text:span text:style-name="T1">2020-11-18T15:43:09.481: Baseline Norepinephrine: 2.4</text:span></text:p>
      <text:p text:style-name="P9"><text:span text:style-name="T1">2020-11-18T15:43:04.251: Baseline Dopamine: 3.0</text:span></text:p>
      <text:p text:style-name="P9"><text:span text:style-name="T1">2020-11-18T15:43:05.860: Using Any Doputamine Baseline: Yes</text:span></text:p>
      <text:p text:style-name="P9"><text:span text:style-name="T1">2020-11-18T15:43:07.327: Baseline Epinephrine: 1.0</text:span></text:p>
      <text:p text:style-name="P9"><text:span text:style-name="T1">2020-11-18T15:43:01.980: Baseline Respiratory PaOxy/FiOxy: 150.0</text:span></text:p>
      <text:p text:style-name="P9"><text:span text:style-name="T1">2020-11-18T15:43:13.087: Baseline Glasgow Coma Scale: 2.2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9:30.448761771</meta:creation-date>
    <dc:date>2020-11-18T15:55:17.458153266</dc:date>
    <meta:editing-duration>PT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2" meta:word-count="608" meta:character-count="4490" meta:non-whitespace-character-count="3924"/>
  </office:meta>
</office:document-meta>
</file>